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89af" officeooo:paragraph-rsid="000b89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Akshath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4T23:22:53.944000000</meta:creation-date>
    <dc:date>2024-07-14T23:24:03.024000000</dc:date>
    <meta:editing-duration>PT1M10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7.5.1.2$Windows_X86_64 LibreOffice_project/fcbaee479e84c6cd81291587d2ee68cba099e129</meta:generator>
  </office:meta>
</office:document-meta>
</file>